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Lienhypertexte" style:family="text">
      <style:text-properties style:font-name="Helvetica" fo:color="#006DEB" fo:font-size="10.5pt" style:font-size-asian="10.5pt" style:font-size-complex="10.5pt" fo:background-color="#FFFFFF"/>
    </style:style>
  </office:automatic-styles>
  <office:body>
    <office:text text:use-soft-page-breaks="true">
      <text:p text:style-name="P1"><text:tab/><text:tab/><text:tab/><text:tab/><text:tab/>Livrable :</text:p>
      <text:p text:style-name="Normal">Lien Github :<text:s/><text:a xlink:href="https://github.com/Lina-Bouzelmat/garage.parrot" office:target-frame-name="_top" xlink:show="replace"><text:span text:style-name="Lienhypertexte">https://github.com/Lina-Bouzelmat/garage.parrot</text:span></text:a><text:s/></text:p>
      <text:p text:style-name="Normal">Lien version en ligne :<text:s/><text:a xlink:href="https://garageparrot2-7b8634584678.herokuapp.com/" office:target-frame-name="_blank" xlink:show="new"><text:span text:style-name="T2">https://garageparrot2-7b8634584678.herokuapp.com/</text:span></text:a></text:p>
      <text:p text:style-name="Normal">Le<text:s/>gestionnaire de projet :<text:s/>TickTick</text:p>
      <text:p text:style-name="Normal">Lien read.me :<text:s/>en racine du projet :<text:s/>README.md</text:p>
      <text:p text:style-name="Normal">Lien alimentation BDD :<text:s/>garageautofichiercomplementaire\mysql.odt</text:p>
      <text:p text:style-name="Normal">Documentation Technique :<text:s/>garageautofichiercomplementaire\Documentation_technique.pdf</text:p>
      <text:p text:style-name="Normal">Charte graphique :<text:s/>garageautofichiercomplementaire\Charte.pdf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na Bouzelmat</meta:initial-creator>
    <dc:creator>Lina Bouzelmat</dc:creator>
    <meta:creation-date>2024-02-20T12:12:00Z</meta:creation-date>
    <dc:date>2024-02-20T22:19:00Z</dc:date>
    <meta:template xlink:href="Normal.dotm" xlink:type="simple"/>
    <meta:editing-cycles>4</meta:editing-cycles>
    <meta:editing-duration>PT32940S</meta:editing-duration>
    <meta:document-statistic meta:page-count="1" meta:paragraph-count="1" meta:word-count="90" meta:character-count="590" meta:row-count="4" meta:non-whitespace-character-count="501"/>
  </office:meta>
</office:document-meta>
</file>